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2.676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2.27cm" svg:y="2.27cm">
          <text:p text:style-name="P1">cmd_data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6.35cm" svg:height="3.175cm" svg:x="1.635cm" svg:y="7.667cm">
          <text:p text:style-name="P1">indicato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6.35cm" svg:height="3.175cm" svg:x="1.635cm" svg:y="13.382cm">
          <text:p text:style-name="P1">targ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4T12:54:29.291706919</meta:creation-date>
    <dc:date>2025-06-14T13:04:10.201494755</dc:date>
    <meta:editing-duration>PT9M46S</meta:editing-duration>
    <meta:editing-cycles>2</meta:editing-cycles>
    <meta:generator>LibreOffice/7.3.7.2$Linux_X86_64 LibreOffice_project/30$Build-2</meta:generator>
    <meta:document-statistic meta:object-count="3"/>
  </office:meta>
</office:document-meta>
</file>